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72e4" loext:opacity="100%" style:font-name="Lohit Devanagari1" fo:font-size="16pt" fo:font-weight="bold" officeooo:rsid="001f33ea" officeooo:paragraph-rsid="001f33ea" style:font-size-asian="16pt" style:font-weight-asian="bold" style:font-size-complex="16pt" style:font-weight-complex="bold"/>
    </style:style>
    <style:style style:name="P2" style:family="paragraph" style:parent-style-name="Text_20_body">
      <style:text-properties fo:color="#0072e4" loext:opacity="100%" style:font-name="Lohit Devanagari1" fo:font-size="12pt" fo:font-weight="bold" officeooo:rsid="001f33ea" officeooo:paragraph-rsid="001f33ea" style:font-size-asian="10.5pt" style:font-weight-asian="bold" style:font-size-complex="12pt" style:font-weight-complex="bold"/>
    </style:style>
    <style:style style:name="P3" style:family="paragraph" style:parent-style-name="Text_20_body">
      <style:text-properties fo:color="#0072e4" loext:opacity="100%" style:font-name="Lohit Devanagari1" fo:font-weight="bold" officeooo:rsid="001f33ea" style:font-weight-asian="bold" style:font-weight-complex="bold"/>
    </style:style>
    <style:style style:name="P4" style:family="paragraph" style:parent-style-name="Horizontal_20_Line">
      <style:text-properties fo:color="#333333" loext:opacity="100%" style:font-name="Lohit Devanagari1" fo:font-size="12pt" fo:font-weight="normal" officeooo:rsid="001f33ea" style:font-size-asian="10.5pt" style:font-weight-asian="normal" style:font-size-complex="12pt" style:font-weight-complex="normal"/>
    </style:style>
    <style:style style:name="P5" style:family="paragraph" style:parent-style-name="Heading_20_1">
      <style:text-properties fo:color="#333333" loext:opacity="100%" style:font-name="Lohit Devanagari1" fo:font-size="12pt" fo:font-weight="normal" officeooo:rsid="001f33ea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fo:color="#333333" loext:opacity="100%" style:font-name="Lohit Devanagari1" fo:font-weight="normal" officeooo:rsid="001f33ea" style:font-weight-asian="normal" style:font-weight-complex="normal"/>
    </style:style>
    <style:style style:name="P7" style:family="paragraph" style:parent-style-name="Text_20_body" style:list-style-name="L1">
      <style:text-properties fo:color="#0072e4" loext:opacity="100%" style:font-name="Lohit Devanagari1" fo:font-weight="bold" officeooo:rsid="001f33ea" style:font-weight-asian="bold" style:font-weight-complex="bold"/>
    </style:style>
    <style:style style:name="P8" style:family="paragraph" style:parent-style-name="Text_20_body" style:list-style-name="L1">
      <style:text-properties fo:color="#333333" loext:opacity="100%" style:font-name="Lohit Devanagari1" fo:font-weight="normal" officeooo:rsid="001f33ea" style:font-weight-asian="normal" style:font-weight-complex="normal"/>
    </style:style>
    <style:style style:name="P9" style:family="paragraph" style:parent-style-name="Text_20_body" style:list-style-name="L2">
      <style:text-properties fo:color="#333333" loext:opacity="100%" style:font-name="Lohit Devanagari1" fo:font-weight="normal" officeooo:rsid="001f33ea" style:font-weight-asian="normal" style:font-weight-complex="normal"/>
    </style:style>
    <style:style style:name="P10" style:family="paragraph" style:parent-style-name="Text_20_body" style:list-style-name="L2">
      <style:text-properties fo:color="#0072e4" loext:opacity="100%" style:font-name="Lohit Devanagari1" fo:font-weight="bold" officeooo:rsid="001f33ea" style:font-weight-asian="bold" style:font-weight-complex="bold"/>
    </style:style>
    <style:style style:name="P11" style:family="paragraph" style:parent-style-name="Preformatted_20_Text">
      <style:paragraph-properties fo:margin-left="0cm" fo:margin-right="0cm" fo:text-indent="0cm" style:auto-text-indent="false" style:writing-mode="lr-tb"/>
      <style:text-properties fo:color="#0072e4" loext:opacity="100%" style:font-name="Lohit Devanagari1" fo:font-size="12pt" fo:font-weight="bold" officeooo:rsid="001f33ea" style:font-size-asian="10.5pt" style:font-weight-asian="bold" style:font-size-complex="12pt" style:font-weight-complex="bold"/>
    </style:style>
    <style:style style:name="P12" style:family="paragraph" style:parent-style-name="Preformatted_20_Text">
      <style:paragraph-properties style:writing-mode="lr-tb"/>
      <style:text-properties fo:color="#0072e4" loext:opacity="100%" style:font-name="Lohit Devanagari1" fo:font-size="12pt" fo:font-weight="bold" officeooo:rsid="001f33ea" style:font-size-asian="10.5pt" style:font-weight-asian="bold" style:font-size-complex="12pt" style:font-weight-complex="bold"/>
    </style:style>
    <style:style style:name="P13" style:family="paragraph" style:parent-style-name="Preformatted_20_Text">
      <style:paragraph-properties fo:margin-top="0cm" fo:margin-bottom="0.499cm" style:contextual-spacing="false" style:writing-mode="lr-tb"/>
      <style:text-properties fo:color="#0072e4" loext:opacity="100%" style:font-name="Lohit Devanagari1" fo:font-size="12pt" fo:font-weight="bold" officeooo:rsid="001f33ea" style:font-size-asian="10.5pt" style:font-weight-asian="bold" style:font-size-complex="12pt" style:font-weight-complex="bold"/>
    </style:style>
    <style:style style:name="P14" style:family="paragraph" style:parent-style-name="Preformatted_20_Text">
      <style:paragraph-properties style:writing-mode="lr-tb"/>
      <style:text-properties fo:color="#333333" loext:opacity="100%" style:font-name="Lohit Devanagari1" fo:font-size="12pt" fo:font-weight="normal" officeooo:rsid="001f33ea" style:font-size-asian="10.5pt" style:font-weight-asian="normal" style:font-size-complex="12pt" style:font-weight-complex="normal"/>
    </style:style>
    <style:style style:name="P15" style:family="paragraph" style:parent-style-name="Text_20_body" style:list-style-name="L3">
      <style:text-properties fo:color="#333333" loext:opacity="100%" style:font-name="Lohit Devanagari1" fo:font-weight="normal" officeooo:rsid="001f33ea" style:font-weight-asian="normal" style:font-weight-complex="normal"/>
    </style:style>
    <style:style style:name="P16" style:family="paragraph" style:parent-style-name="Text_20_body" style:list-style-name="L3">
      <style:text-properties fo:color="#0072e4" loext:opacity="100%" style:font-name="Lohit Devanagari1" fo:font-weight="bold" officeooo:rsid="001f33ea" style:font-weight-asian="bold" style:font-weight-complex="bold"/>
    </style:style>
    <style:style style:name="P17" style:family="paragraph" style:parent-style-name="Text_20_body" style:list-style-name="L4">
      <style:text-properties fo:color="#0072e4" loext:opacity="100%" style:font-name="Lohit Devanagari1" fo:font-weight="bold" officeooo:rsid="001f33ea" style:font-weight-asian="bold" style:font-weight-complex="bold"/>
    </style:style>
    <style:style style:name="P18" style:family="paragraph" style:parent-style-name="Standard">
      <style:text-properties fo:color="#333333" loext:opacity="100%" style:font-name="Lohit Devanagari1" fo:font-size="12pt" fo:font-weight="normal" officeooo:rsid="001f33ea" officeooo:paragraph-rsid="001f33ea" style:font-size-asian="10.5pt" style:font-weight-asian="normal" style:font-size-complex="12pt" style:font-weight-complex="normal"/>
    </style:style>
    <style:style style:name="T1" style:family="text">
      <style:text-properties fo:color="#333333" loext:opacity="100%" fo:font-weight="normal" style:font-weight-asian="normal" style:font-weight-complex="normal"/>
    </style:style>
    <style:style style:name="T2" style:family="text">
      <style:text-properties fo:color="#000080" loext:opacity="100%"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CARGA DE MÉTODOS</text:p>
      <text:p text:style-name="P1"/>
      <text:p text:style-name="P2"><text:span text:style-name="T1">Sobrecargar un método (</text:span><text:span text:style-name="Strong_20_Emphasis"><text:span text:style-name="T1">method overloading</text:span></text:span><text:span text:style-name="T1">) significa </text:span><text:span text:style-name="Strong_20_Emphasis"><text:span text:style-name="T1">definir varios métodos con el mismo nombre dentro de la misma clase</text:span></text:span><text:span text:style-name="T1">, pero con </text:span><text:span text:style-name="Strong_20_Emphasis"><text:span text:style-name="T1">distintas listas de parámetros</text:span></text:span><text:span text:style-name="T1">.</text:span></text:p>
      <text:p text:style-name="P3"><text:span text:style-name="T1">Es una característica del </text:span><text:span text:style-name="Strong_20_Emphasis"><text:span text:style-name="T1">polimorfismo ad-hoc</text:span></text:span><text:span text:style-name="T1"> de Java.</text:span></text:p>
      <text:p text:style-name="P4"/>
      <text:h text:style-name="P5" text:outline-level="1">✅ Definición oficial (según la especificación de Java)</text:h>
      <text:p text:style-name="P6">Un método está sobrecargado cuando:</text:p>
      <text:list text:style-name="L1">
        <text:list-item>
          <text:p text:style-name="P7"><text:span text:style-name="Strong_20_Emphasis"><text:span text:style-name="T1">Tiene el mismo nombre</text:span></text:span><text:span text:style-name="T1"> que otro método de la clase.</text:span></text:p>
        </text:list-item>
        <text:list-item>
          <text:p text:style-name="P7"><text:span text:style-name="Strong_20_Emphasis"><text:span text:style-name="T1">Su lista de parámetros es diferente</text:span></text:span><text:span text:style-name="T1">:</text:span></text:p>
          <text:list>
            <text:list-item>
              <text:p text:style-name="P8">distinto número de parámetros</text:p>
            </text:list-item>
            <text:list-item>
              <text:p text:style-name="P8">o distinto tipo de parámetros</text:p>
            </text:list-item>
            <text:list-item>
              <text:p text:style-name="P8">o distinta combinación de tipos</text:p>
            </text:list-item>
          </text:list>
        </text:list-item>
      </text:list>
      <text:p text:style-name="P3"><text:span text:style-name="T1">📌 </text:span><text:span text:style-name="Emphasis"><text:span text:style-name="T1">La diferencia NO puede basarse solo en el tipo de retorno.</text:span></text:span></text:p>
      <text:p text:style-name="P4"/>
      <text:h text:style-name="P5" text:outline-level="1">🔍 ¿Para qué sirve sobrecargar un método?</text:h>
      <text:p text:style-name="P6">Para permitir que un método:</text:p>
      <text:list text:style-name="L2">
        <text:list-item>
          <text:p text:style-name="P9">se pueda invocar con distintos tipos de datos,</text:p>
        </text:list-item>
        <text:list-item>
          <text:p text:style-name="P9">o con distinta cantidad de argumentos,</text:p>
        </text:list-item>
        <text:list-item>
          <text:p text:style-name="P10"><text:span text:style-name="T1">manteniendo </text:span><text:span text:style-name="Strong_20_Emphasis"><text:span text:style-name="T1">la coherencia semántica del nombre</text:span></text:span><text:span text:style-name="T1">.</text:span></text:p>
        </text:list-item>
      </text:list>
      <text:p text:style-name="P3"><text:span text:style-name="T1">Ejemplo típico: </text:span><text:span text:style-name="Source_20_Text"><text:span text:style-name="T1">System.out.println()</text:span></text:span><text:span text:style-name="T1"> está sobrecargado más de diez veces:</text:span></text:p>
      <text:p text:style-name="P11"><text:span text:style-name="Source_20_Text"><text:span text:style-name="T1">println(String x)</text:span></text:span></text:p>
      <text:p text:style-name="P12"><text:span text:style-name="Source_20_Text"><text:span text:style-name="T1">println(int x)</text:span></text:span></text:p>
      <text:p text:style-name="P12"><text:span text:style-name="Source_20_Text"><text:span text:style-name="T1">println(double x)</text:span></text:span></text:p>
      <text:p text:style-name="P12"><text:span text:style-name="Source_20_Text"><text:span text:style-name="T1">println(char x)</text:span></text:span></text:p>
      <text:p text:style-name="P13"><text:span text:style-name="Source_20_Text"><text:span text:style-name="T1">println(boolean x)</text:span></text:span></text:p>
      <text:p text:style-name="P3"><text:span text:style-name="T1">Todos imprimen algo, pero reciben </text:span><text:span text:style-name="Strong_20_Emphasis"><text:span text:style-name="T1">datos distintos</text:span></text:span><text:span text:style-name="T1">.</text:span></text:p>
      <text:p text:style-name="P4"/>
      <text:h text:style-name="P5" text:outline-level="1"><text:soft-page-break/>🧩 Ejemplo simple</text:h>
      <text:p text:style-name="P11"><text:span text:style-name="Source_20_Text"><text:span text:style-name="T1">public class Calculadora {</text:span></text:span></text:p>
      <text:p text:style-name="P14"/>
      <text:p text:style-name="P12"><text:span text:style-name="Source_20_Text"><text:span text:style-name="T1"><text:s text:c="4"/>// Suma dos enteros</text:span></text:span></text:p>
      <text:p text:style-name="P12"><text:span text:style-name="Source_20_Text"><text:span text:style-name="T1"><text:s text:c="4"/>public int sumar(int a, int b) {</text:span></text:span></text:p>
      <text:p text:style-name="P12"><text:span text:style-name="Source_20_Text"><text:span text:style-name="T1"><text:s text:c="8"/>return a + b;</text:span></text:span></text:p>
      <text:p text:style-name="P12"><text:span text:style-name="Source_20_Text"><text:span text:style-name="T1"><text:s text:c="4"/>}</text:span></text:span></text:p>
      <text:p text:style-name="P14"/>
      <text:p text:style-name="P12"><text:span text:style-name="Source_20_Text"><text:span text:style-name="T1"><text:s text:c="4"/>// Suma dos doubles</text:span></text:span></text:p>
      <text:p text:style-name="P12"><text:span text:style-name="Source_20_Text"><text:span text:style-name="T1"><text:s text:c="4"/>public double sumar(double a, double b) {</text:span></text:span></text:p>
      <text:p text:style-name="P12"><text:span text:style-name="Source_20_Text"><text:span text:style-name="T1"><text:s text:c="8"/>return a + b;</text:span></text:span></text:p>
      <text:p text:style-name="P12"><text:span text:style-name="Source_20_Text"><text:span text:style-name="T1"><text:s text:c="4"/>}</text:span></text:span></text:p>
      <text:p text:style-name="P14"/>
      <text:p text:style-name="P12"><text:span text:style-name="Source_20_Text"><text:span text:style-name="T1"><text:s text:c="4"/>// Suma tres enteros</text:span></text:span></text:p>
      <text:p text:style-name="P12"><text:span text:style-name="Source_20_Text"><text:span text:style-name="T1"><text:s text:c="4"/>public int sumar(int a, int b, int c) {</text:span></text:span></text:p>
      <text:p text:style-name="P12"><text:span text:style-name="Source_20_Text"><text:span text:style-name="T1"><text:s text:c="8"/>return a + b + c;</text:span></text:span></text:p>
      <text:p text:style-name="P12"><text:span text:style-name="Source_20_Text"><text:span text:style-name="T1"><text:s text:c="4"/>}</text:span></text:span></text:p>
      <text:p text:style-name="P13"><text:span text:style-name="Source_20_Text"><text:span text:style-name="T1">}</text:span></text:span></text:p>
      <text:p text:style-name="P3"><text:span text:style-name="T1">Los tres métodos se llaman </text:span><text:span text:style-name="Source_20_Text"><text:span text:style-name="T1">sumar</text:span></text:span><text:span text:style-name="T1">, pero </text:span><text:span text:style-name="Strong_20_Emphasis"><text:span text:style-name="T1">cada uno tiene una firma distinta</text:span></text:span><text:span text:style-name="T1">.</text:span></text:p>
      <text:p text:style-name="P4"/>
      <text:h text:style-name="P5" text:outline-level="1">🧠 ¿Cómo decide Java qué método usar?</text:h>
      <text:p text:style-name="P6">Durante la compilación, el compilador:</text:p>
      <text:list text:style-name="L3">
        <text:list-item>
          <text:p text:style-name="P15">Mira el nombre del método.</text:p>
        </text:list-item>
        <text:list-item>
          <text:p text:style-name="P16"><text:span text:style-name="T1">Selecciona la versión cuya </text:span><text:span text:style-name="Strong_20_Emphasis"><text:span text:style-name="T1">firma coincide mejor</text:span></text:span><text:span text:style-name="T1"> con los argumentos que usas al llamar.</text:span></text:p>
        </text:list-item>
      </text:list>
      <text:p text:style-name="P6">Ejemplo:</text:p>
      <text:p text:style-name="P11"><text:span text:style-name="Source_20_Text"><text:span text:style-name="T1">Calculadora c = new Calculadora();</text:span></text:span></text:p>
      <text:p text:style-name="P12"><text:span text:style-name="Source_20_Text"><text:span text:style-name="T1">c.sumar(2, 3); <text:s text:c="7"/>// usa sumar(int, int)</text:span></text:span></text:p>
      <text:p text:style-name="P12"><text:span text:style-name="Source_20_Text"><text:span text:style-name="T1">c.sumar(2.5, 1.2); <text:s text:c="3"/>// usa sumar(double, double)</text:span></text:span></text:p>
      <text:p text:style-name="P13"><text:span text:style-name="Source_20_Text"><text:span text:style-name="T1">c.sumar(1, 2, 3); <text:s text:c="4"/>// usa sumar(int, int, int)</text:span></text:span></text:p>
      <text:p text:style-name="P4"/>
      <text:h text:style-name="P5" text:outline-level="1">❌ Ejemplo incorrecto de sobrecarga</text:h>
      <text:p text:style-name="P6">Esto NO compila:</text:p>
      <text:p text:style-name="P11"><text:span text:style-name="Source_20_Text"><text:span text:style-name="T1">public int sumar(int a, int b)</text:span></text:span></text:p>
      <text:p text:style-name="P13"><text:span text:style-name="Source_20_Text"><text:span text:style-name="T1">public double sumar(int a, int b)</text:span></text:span></text:p>
      <text:p text:style-name="P3"><text:span text:style-name="T1">Porque la </text:span><text:span text:style-name="Strong_20_Emphasis"><text:span text:style-name="T1">firma solo cambia en el tipo de retorno</text:span></text:span><text:span text:style-name="T1">, y eso NO es válido.</text:span></text:p>
      <text:p text:style-name="P4"/>
      <text:h text:style-name="P5" text:outline-level="1"><text:soft-page-break/>📚 Fuentes oficiales consultadas</text:h>
      <text:list text:style-name="L4">
        <text:list-item>
          <text:p text:style-name="P17"><text:span text:style-name="Strong_20_Emphasis"><text:span text:style-name="T1">Java Language Specification (JLS), §8.4.9 — Overloading</text:span></text:span><text:span text:style-name="T1"><text:line-break/>https://docs.oracle.com/javase/specs/jls/se21/html/jls-8.html#jls-8.4.9</text:span></text:p>
        </text:list-item>
        <text:list-item>
          <text:p text:style-name="P17"><text:span text:style-name="Strong_20_Emphasis"><text:span text:style-name="T1">Java Tutorials — Overloading Methods</text:span></text:span><text:span text:style-name="T1"><text:line-break/></text:span><text:a xlink:type="simple" xlink:href="https://docs.oracle.com/javase/tutorial/java/javaOO/methods.html" office:target-frame-name="_new" xlink:show="replace" text:style-name="Internet_20_link" text:visited-style-name="Visited_20_Internet_20_Link"><text:span text:style-name="T2">https://docs.oracle.com/javase/tutorial/java/javaOO/methods.html</text:span></text:a></text:p>
        </text:list-item>
      </text:list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3T13:29:20.732310296</meta:creation-date>
    <dc:date>2025-11-23T13:31:29.771994625</dc:date>
    <meta:editing-duration>PT2M10S</meta:editing-duration>
    <meta:editing-cycles>1</meta:editing-cycles>
    <meta:document-statistic meta:table-count="0" meta:image-count="0" meta:object-count="0" meta:page-count="3" meta:paragraph-count="56" meta:word-count="341" meta:character-count="2185" meta:non-whitespace-character-count="1836"/>
    <meta:generator>LibreOffice/25.2.3.2$Linux_X86_64 LibreOffice_project/520$Build-2</meta:generator>
  </office:meta>
</office:document-meta>
</file>